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53D4ECAC8951481F.jpg" manifest:media-type="image/jpeg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86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0pt"/>
    </style:style>
    <style:style style:name="P2" style:family="paragraph">
      <loext:graphic-properties draw:fill="none" draw:fill-color="#ffffff"/>
      <style:paragraph-properties fo:text-align="center"/>
      <style:text-properties style:font-name="Segoe UI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36pt"/>
    </style:style>
    <style:style style:name="P5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6" style:family="paragraph">
      <style:text-properties fo:font-size="20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28pt" fo:font-weight="bold" style:font-size-asian="28pt" style:font-weight-asian="bold" style:font-size-complex="28pt" style:font-weight-complex="bold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Segoe UI" fo:font-size="20pt" style:font-size-asian="20pt" style:font-size-complex="20pt"/>
    </style:style>
    <style:style style:name="T7" style:family="text">
      <style:text-properties style:font-name="Segoe UI" fo:font-size="15pt" style:font-size-asian="15pt" style:font-size-complex="15pt"/>
    </style:style>
    <style:style style:name="T8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3cm" svg:x="1.524cm" svg:y="0.665cm">
          <draw:text-box>
            <text:p text:style-name="P1"><text:span text:style-name="T1">HYMN #722</text:span></text:p>
            <text:p text:style-name="P1"><text:span text:style-name="T2">“</text:span><text:span text:style-name="T2">Lord, Take My Hand and Lead Me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4.892cm" svg:height="7.011cm" svg:x="1.524cm" svg:y="0.762cm">
          <draw:text-box>
            <text:p text:style-name="P4"><text:span text:style-name="T3">1.</text:span><text:span text:style-name="T4"> Lord, take my hand and lead me</text:span></text:p>
            <text:p text:style-name="P4"><text:span text:style-name="T4">Upon life’s way;</text:span></text:p>
            <text:p text:style-name="P4"><text:span text:style-name="T4">Direct, protect, and feed me</text:span></text:p>
            <text:p text:style-name="P4"><text:span text:style-name="T4">From day to d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3" draw:text-style-name="P5" draw:layer="layout" svg:width="24.892cm" svg:height="7.011cm" svg:x="1.524cm" svg:y="0.762cm">
          <draw:text-box>
            <text:p text:style-name="P4"><text:span text:style-name="T4">Without Your grace and favor</text:span></text:p>
            <text:p text:style-name="P4"><text:span text:style-name="T4">I go astray;</text:span></text:p>
            <text:p text:style-name="P4"><text:span text:style-name="T4">So take my hand, O Savior,</text:span></text:p>
            <text:p text:style-name="P4"><text:span text:style-name="T4">And lead the w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3" draw:text-style-name="P5" draw:layer="layout" svg:width="24.892cm" svg:height="7.011cm" svg:x="1.524cm" svg:y="1.016cm">
          <draw:text-box>
            <text:p text:style-name="P4"><text:span text:style-name="T5">2.</text:span><text:span text:style-name="T4"> Lord, when the tempest rages,</text:span></text:p>
            <text:p text:style-name="P4"><text:span text:style-name="T4">I need not fear,</text:span></text:p>
            <text:p text:style-name="P4"><text:span text:style-name="T4">For You, the Rock of Ages,</text:span></text:p>
            <text:p text:style-name="P4"><text:span text:style-name="T4">Are always nea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3" draw:text-style-name="P5" draw:layer="layout" svg:width="24.682cm" svg:height="7.011cm" svg:x="1.524cm" svg:y="0.727cm">
          <draw:text-box>
            <text:p text:style-name="P4"><text:span text:style-name="T4"><text:s/></text:span><text:span text:style-name="T4">Close by Your side abiding,</text:span></text:p>
            <text:p text:style-name="P4"><text:span text:style-name="T4">I fear no foe,</text:span></text:p>
            <text:p text:style-name="P4"><text:span text:style-name="T4">For when Your hand is guiding,</text:span></text:p>
            <text:p text:style-name="P4"><text:span text:style-name="T4">In peace I go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3" draw:text-style-name="P5" draw:layer="layout" svg:width="24.892cm" svg:height="7.011cm" svg:x="1.524cm" svg:y="1.016cm">
          <draw:text-box>
            <text:p text:style-name="P4"><text:span text:style-name="T5">3.</text:span><text:span text:style-name="T4"> Lord, when the shadows lengthen</text:span></text:p>
            <text:p text:style-name="P4"><text:span text:style-name="T4">And night has come,</text:span></text:p>
            <text:p text:style-name="P4"><text:span text:style-name="T4">I know that You will strengthen</text:span></text:p>
            <text:p text:style-name="P4"><text:span text:style-name="T4">My steps toward ho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4" draw:text-style-name="P2" draw:layer="layout" svg:width="24.892cm" svg:height="13.117cm" svg:x="1.524cm" svg:y="1.016cm">
          <draw:text-box>
            <text:p text:style-name="P1"><text:span text:style-name="T4">Then nothing can impede me,</text:span></text:p>
            <text:p text:style-name="P1"><text:span text:style-name="T4">O bless-ed Friend;</text:span></text:p>
            <text:p text:style-name="P1"><text:span text:style-name="T4">So take my hand and lead me</text:span></text:p>
            <text:p text:style-name="P1"><text:span text:style-name="T4">Unto the end.</text:span></text:p>
            <text:p text:style-name="P6"><text:span text:style-name="T6"/></text:p>
            <text:p text:style-name="P6"><text:span text:style-name="T7"/></text:p>
            <text:p text:style-name="P6"><text:span text:style-name="T7"/></text:p>
            <text:p text:style-name="P6"><text:span text:style-name="T8">1978 Lutheran Book of Worship.</text:span></text:p>
            <text:p text:style-name="P6"><text:span text:style-name="T8">Used by permission:</text:span></text:p>
            <text:p text:style-name="P6"><text:span text:style-name="T8">LSB Hymn License </text:span></text:p>
            <text:p text:style-name="P6"><text:span text:style-name="T8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53D4ECAC8951481F.jpg" xlink:type="simple" xlink:show="embed" xlink:actuate="onLoad"/>
    <draw:fill-image draw:name="Bitmap_20_2" draw:display-name="Bitmap 2" xlink:href="Pictures/10000000000004220000025353D4ECAC8951481F.jpg" xlink:type="simple" xlink:show="embed" xlink:actuate="onLoad"/>
    <draw:fill-image draw:name="Bitmap_20_3" draw:display-name="Bitmap 3" xlink:href="Pictures/10000000000004220000025353D4ECAC8951481F.jpg" xlink:type="simple" xlink:show="embed" xlink:actuate="onLoad"/>
    <draw:fill-image draw:name="Bitmap_20_4" draw:display-name="Bitmap 4" xlink:href="Pictures/10000000000004220000025353D4ECAC8951481F.jpg" xlink:type="simple" xlink:show="embed" xlink:actuate="onLoad"/>
    <draw:fill-image draw:name="Bitmap_20_5" draw:display-name="Bitmap 5" xlink:href="Pictures/10000000000004220000025353D4ECAC8951481F.jpg" xlink:type="simple" xlink:show="embed" xlink:actuate="onLoad"/>
    <draw:fill-image draw:name="Bitmap_20_6" draw:display-name="Bitmap 6" xlink:href="Pictures/10000000000004220000025353D4ECAC8951481F.jpg" xlink:type="simple" xlink:show="embed" xlink:actuate="onLoad"/>
    <draw:fill-image draw:name="Bitmap_20_7" draw:display-name="Bitmap 7" xlink:href="Pictures/10000000000004220000025353D4ECAC8951481F.jpg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0T13:14:11.082000000</meta:creation-date>
    <dc:date>2019-03-21T13:08:35.188000000</dc:date>
    <meta:editing-duration>PT9M5S</meta:editing-duration>
    <meta:editing-cycles>8</meta:editing-cycles>
    <meta:generator>LibreOffice/6.1.5.2$Windows_X86_64 LibreOffice_project/90f8dcf33c87b3705e78202e3df5142b201bd805</meta:generator>
    <meta:document-statistic meta:object-count="42"/>
  </office:meta>
</office:document-meta>
</file>